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5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375cm"/>
    </style:style>
    <style:style style:name="co6" style:family="table-column">
      <style:table-column-properties fo:break-before="auto" style:column-width="10.8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55308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injective_anaesthetic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1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0.1 ml/10 g mixed solution consisting of 5 mg/ml of ketamine and 2.5 mg/ml of xylazine. T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.2 mL/100 g of a mixed solution consisting of 5 mg/mL ketamine and 2.5 mg/mL x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1% pentobarbital (50 mg/ kg, i.p.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5% chloralhydrate (7mg/kg, i.p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vetin = 2,2,2-tribromoethanol: 250 µg / g bodyweight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intraperitoneal injection of 0.5 mg/ kg BW medetomidine, 5 mg/kg BW midazolam, and 0.05 mg/ kg BW fentanyl, and anesthesia was maintained by hourly injections of one-quarter of the initial dose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ketamine 100 mg/kg <text:s/>and xylazine 5–10 mg/kg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ketamine/xylazine (100/10 mg/kg b.w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midazolam (5 mg/kg; Braun, Melsungen, Germany), fen-tanyl (0.05 mg/kg; Jansen-Cilag, Neuss, Germany), andmedetomidine (0.5 mg/kg; Pfizer, Karlsruhe, Germany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midazolam (5mg/kg;), fentanyl(0.05mg/kg; , and medetomidin(0.5mg/kg;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Pentobarbital (40 mg/kg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entobarbital sodium (50 mg/kg)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entobarbital sodium (50 mg/kg) 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entobarbitalsodium(50mg/kg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sodium pentobarbital (40 mg/kg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odium pentobarbital (60 mg/kg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ribromoethanol (250 μg/g body weight)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tribromoethanol (250 μg/g)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03958613-4da9-4de2-8e6b-f63c33a392e1</text:p>
          </table:table-cell>
          <table:table-cell office:value-type="string" calcext:value-type="string">
            <text:p>midazolam (5mg/kg;), fentanyl(0.05mg/kg; , and medetomidin(0.5mg/kg;)</text:p>
          </table:table-cell>
        </table:table-row>
        <table:table-row table:style-name="ro1">
          <table:table-cell office:value-type="string" calcext:value-type="string">
            <text:p>11660f81-c343-4396-a097-74ca3430d6fa</text:p>
          </table:table-cell>
          <table:table-cell office:value-type="string" calcext:value-type="string">
            <text:p>sodium pentobarbital (60 mg/kg)</text:p>
          </table:table-cell>
        </table:table-row>
        <table:table-row table:style-name="ro1">
          <table:table-cell office:value-type="string" calcext:value-type="string">
            <text:p>2ea6da77-9ff3-41a6-9ad5-a46de336416b</text:p>
          </table:table-cell>
          <table:table-cell office:value-type="string" calcext:value-type="string">
            <text:p>sodium pentobarbital (40 mg/kg)</text:p>
          </table:table-cell>
        </table:table-row>
        <table:table-row table:style-name="ro1">
          <table:table-cell office:value-type="string" calcext:value-type="string">
            <text:p>2f3c1ffb-db00-4396-81d1-2051871f6170</text:p>
          </table:table-cell>
          <table:table-cell office:value-type="string" calcext:value-type="string">
            <text:p>pentobarbital sodium (50 mg/kg)</text:p>
          </table:table-cell>
        </table:table-row>
        <table:table-row table:style-name="ro1">
          <table:table-cell office:value-type="string" calcext:value-type="string">
            <text:p>33be5e82-27b6-422f-9318-cdd8bef0fc9b</text:p>
          </table:table-cell>
          <table:table-cell office:value-type="string" calcext:value-type="string">
            <text:p>ketamine 100 mg/kg <text:s/>and xylazine 5–10 mg/kg</text:p>
          </table:table-cell>
        </table:table-row>
        <table:table-row table:style-name="ro1">
          <table:table-cell office:value-type="string" calcext:value-type="string">
            <text:p>40090fa0-6946-4076-ba23-9c5b699a5c6e</text:p>
          </table:table-cell>
          <table:table-cell office:value-type="string" calcext:value-type="string">
            <text:p>5% chloralhydrate (7mg/kg, i.p)</text:p>
          </table:table-cell>
        </table:table-row>
        <table:table-row table:style-name="ro1">
          <table:table-cell office:value-type="string" calcext:value-type="string">
            <text:p>487d51c4-eb75-4458-bfb2-e038b743a4ce</text:p>
          </table:table-cell>
          <table:table-cell office:value-type="string" calcext:value-type="string">
            <text:p>0.1 ml/10 g mixed solution consisting of 5 mg/ml of ketamine and 2.5 mg/ml of xylazine. T</text:p>
          </table:table-cell>
        </table:table-row>
        <table:table-row table:style-name="ro1">
          <table:table-cell office:value-type="string" calcext:value-type="string">
            <text:p>49221963-9cb6-4a25-8dae-48290990747d</text:p>
          </table:table-cell>
          <table:table-cell office:value-type="string" calcext:value-type="string">
            <text:p>ketamine/xylazine (100/10 mg/kg b.w)</text:p>
          </table:table-cell>
        </table:table-row>
        <table:table-row table:style-name="ro1">
          <table:table-cell office:value-type="string" calcext:value-type="string">
            <text:p>4c4e2785-7a37-4372-a212-00a99a93b34a</text:p>
          </table:table-cell>
          <table:table-cell office:value-type="string" calcext:value-type="string">
            <text:p>pentobarbital sodium (50 mg/kg) </text:p>
          </table:table-cell>
        </table:table-row>
        <table:table-row table:style-name="ro1">
          <table:table-cell office:value-type="string" calcext:value-type="string">
            <text:p>5af257e3-1c25-4e41-9d7b-4e017fb5b981</text:p>
          </table:table-cell>
          <table:table-cell office:value-type="string" calcext:value-type="string">
            <text:p>pentobarbital sodium (50 mg/kg)</text:p>
          </table:table-cell>
        </table:table-row>
        <table:table-row table:style-name="ro1">
          <table:table-cell office:value-type="string" calcext:value-type="string">
            <text:p>61702aff-9b39-42fe-8c00-c62c2bff42ae</text:p>
          </table:table-cell>
          <table:table-cell office:value-type="string" calcext:value-type="string">
            <text:p>tribromoethanol (250 μg/g)</text:p>
          </table:table-cell>
        </table:table-row>
        <table:table-row table:style-name="ro1">
          <table:table-cell office:value-type="string" calcext:value-type="string">
            <text:p>6e8bdf4f-1be9-475c-8883-4bbbb6310b66</text:p>
          </table:table-cell>
          <table:table-cell office:value-type="string" calcext:value-type="string">
            <text:p>midazolam (5 mg/kg; Braun, Melsungen, Germany), fen-tanyl (0.05 mg/kg; Jansen-Cilag, Neuss, Germany), andmedetomidine (0.5 mg/kg; Pfizer, Karlsruhe, Germany)</text:p>
          </table:table-cell>
        </table:table-row>
        <table:table-row table:style-name="ro1">
          <table:table-cell office:value-type="string" calcext:value-type="string">
            <text:p>7aa59db0-c9d4-45a0-9bca-8fa61bc41df8</text:p>
          </table:table-cell>
          <table:table-cell office:value-type="string" calcext:value-type="string">
            <text:p>pentobarbitalsodium(50mg/kg)</text:p>
          </table:table-cell>
        </table:table-row>
        <table:table-row table:style-name="ro1">
          <table:table-cell office:value-type="string" calcext:value-type="string">
            <text:p>7faa52e0-6c96-4611-92ae-5e938b1af4f7</text:p>
          </table:table-cell>
          <table:table-cell office:value-type="string" calcext:value-type="string">
            <text:p>tribromoethanol (250 μg/g body weight)</text:p>
          </table:table-cell>
        </table:table-row>
        <table:table-row table:style-name="ro1">
          <table:table-cell office:value-type="string" calcext:value-type="string">
            <text:p>971d93e5-4b91-4cdc-884d-1069d7400db7</text:p>
          </table:table-cell>
          <table:table-cell office:value-type="string" calcext:value-type="string">
            <text:p>0.2 mL/100 g of a mixed solution consisting of 5 mg/mL ketamine and 2.5 mg/mL x</text:p>
          </table:table-cell>
        </table:table-row>
        <table:table-row table:style-name="ro1">
          <table:table-cell office:value-type="string" calcext:value-type="string">
            <text:p>cf210ee3-a04e-4036-a0d9-238e7caf7a06</text:p>
          </table:table-cell>
          <table:table-cell office:value-type="string" calcext:value-type="string">
            <text:p>Pentobarbital (40 mg/kg)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ribromoethanol (250 μg/g body weight)</text:p>
          </table:table-cell>
        </table:table-row>
        <table:table-row table:style-name="ro1">
          <table:table-cell office:value-type="string" calcext:value-type="string">
            <text:p>e8f3a66e-4af1-4db5-94f6-57c198c2ef32</text:p>
          </table:table-cell>
          <table:table-cell office:value-type="string" calcext:value-type="string">
            <text:p>tribromoethanol (250 μg/g body weight)</text:p>
          </table:table-cell>
        </table:table-row>
        <table:table-row table:style-name="ro1">
          <table:table-cell office:value-type="string" calcext:value-type="string">
            <text:p>e99bd6b7-7e0b-4047-a4b3-b277aab80a2c</text:p>
          </table:table-cell>
          <table:table-cell office:value-type="string" calcext:value-type="string">
            <text:p>pentobarbital sodium (50 mg/kg)</text:p>
          </table:table-cell>
        </table:table-row>
        <table:table-row table:style-name="ro1">
          <table:table-cell office:value-type="string" calcext:value-type="string">
            <text:p>ee082119-c743-475e-af5f-27fef5150192</text:p>
          </table:table-cell>
          <table:table-cell office:value-type="string" calcext:value-type="string">
            <text:p>midazolam (5mg/kg;), fentanyl(0.05mg/kg; , and medetomidin(0.5mg/kg;)</text:p>
          </table:table-cell>
        </table:table-row>
        <table:table-row table:style-name="ro1">
          <table:table-cell office:value-type="string" calcext:value-type="string">
            <text:p>ef45a356-7026-45c3-ab9c-6d94465bb727</text:p>
          </table:table-cell>
          <table:table-cell office:value-type="string" calcext:value-type="string">
            <text:p>1% pentobarbital (50 mg/ kg, i.p.)</text:p>
          </table:table-cell>
        </table:table-row>
        <table:table-row table:style-name="ro1">
          <table:table-cell office:value-type="string" calcext:value-type="string">
            <text:p>ef4ad15c-3f9b-4efd-84a1-ab94609caceb</text:p>
          </table:table-cell>
          <table:table-cell office:value-type="string" calcext:value-type="string">
            <text:p>Avetin = 2,2,2-tribromoethanol: 250 µg / g bodyweight</text:p>
          </table:table-cell>
        </table:table-row>
        <table:table-row table:style-name="ro1">
          <table:table-cell office:value-type="string" calcext:value-type="string">
            <text:p>f068ccce-fdb6-4e46-8644-69d64f427305</text:p>
          </table:table-cell>
          <table:table-cell office:value-type="string" calcext:value-type="string">
            <text:p>intraperitoneal injection of 0.5 mg/ kg BW medetomidine, 5 mg/kg BW midazolam, and 0.05 mg/ kg BW fentanyl, and anesthesia was maintained by hourly injections of one-quarter of the initial dose</text:p>
          </table:table-cell>
        </table:table-row>
      </table:table>
      <table:table table:name="Tabel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udy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stance(s)</text:p>
          </table:table-cell>
          <table:table-cell office:value-type="string" calcext:value-type="string">
            <text:p>Dose</text:p>
          </table:table-cell>
        </table:table-row>
        <table:table-row table:style-name="ro1">
          <table:table-cell office:value-type="string" calcext:value-type="string">
            <text:p>03958613-4da9-4de2-8e6b-f63c33a392e1</text:p>
          </table:table-cell>
          <table:table-cell office:value-type="string" calcext:value-type="string">
            <text:p>midazolam (5mg/kg;), fentanyl(0.05mg/kg; , and medetomidin(0.5mg/kg;)</text:p>
          </table:table-cell>
          <table:table-cell office:value-type="string" calcext:value-type="string">
            <text:p>Midazolam, Fentanyl and Medetomidin</text:p>
          </table:table-cell>
          <table:table-cell office:value-type="string" calcext:value-type="string">
            <text:p>midazolam (5mg/kg), fentanyl(0.05mg/kg), medetomidin(0.5mg/kg)</text:p>
          </table:table-cell>
        </table:table-row>
        <table:table-row table:style-name="ro1">
          <table:table-cell office:value-type="string" calcext:value-type="string">
            <text:p>11660f81-c343-4396-a097-74ca3430d6fa</text:p>
          </table:table-cell>
          <table:table-cell office:value-type="string" calcext:value-type="string">
            <text:p>sodium pentobarbital (6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60 mg/kg</text:p>
          </table:table-cell>
        </table:table-row>
        <table:table-row table:style-name="ro1">
          <table:table-cell office:value-type="string" calcext:value-type="string">
            <text:p>2ea6da77-9ff3-41a6-9ad5-a46de336416b</text:p>
          </table:table-cell>
          <table:table-cell office:value-type="string" calcext:value-type="string">
            <text:p>sodium pentobarbital (4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40 mg/kg</text:p>
          </table:table-cell>
        </table:table-row>
        <table:table-row table:style-name="ro1">
          <table:table-cell office:value-type="string" calcext:value-type="string">
            <text:p>2f3c1ffb-db00-4396-81d1-2051871f6170</text:p>
          </table:table-cell>
          <table:table-cell office:value-type="string" calcext:value-type="string">
            <text:p>pentobarbital sodium (5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1">
          <table:table-cell office:value-type="string" calcext:value-type="string">
            <text:p>33be5e82-27b6-422f-9318-cdd8bef0fc9b</text:p>
          </table:table-cell>
          <table:table-cell office:value-type="string" calcext:value-type="string">
            <text:p>ketamine 100 mg/kg <text:s/>and xylazine 5–10 mg/kg</text:p>
          </table:table-cell>
          <table:table-cell office:value-type="string" calcext:value-type="string">
            <text:p>Ketamin and Xylazine</text:p>
          </table:table-cell>
          <table:table-cell office:value-type="string" calcext:value-type="string">
            <text:p>ketamine (100 mg/kg), Xylazine (5–10 mg/kg)</text:p>
          </table:table-cell>
        </table:table-row>
        <table:table-row table:style-name="ro1">
          <table:table-cell office:value-type="string" calcext:value-type="string">
            <text:p>40090fa0-6946-4076-ba23-9c5b699a5c6e</text:p>
          </table:table-cell>
          <table:table-cell office:value-type="string" calcext:value-type="string">
            <text:p>5% chloralhydrate (7mg/kg, i.p)</text:p>
          </table:table-cell>
          <table:table-cell office:value-type="string" calcext:value-type="string">
            <text:p>Chloralhydrate</text:p>
          </table:table-cell>
          <table:table-cell office:value-type="string" calcext:value-type="string">
            <text:p>5% 7 mg/kg</text:p>
          </table:table-cell>
        </table:table-row>
        <table:table-row table:style-name="ro2">
          <table:table-cell office:value-type="string" calcext:value-type="string">
            <text:p>487d51c4-eb75-4458-bfb2-e038b743a4ce</text:p>
          </table:table-cell>
          <table:table-cell office:value-type="string" calcext:value-type="string">
            <text:p>0.1 ml/10 g mixed solution consisting of 5 mg/ml of ketamine and 2.5 mg/ml of xylazine. T</text:p>
          </table:table-cell>
          <table:table-cell office:value-type="string" calcext:value-type="string">
            <text:p>Ketamin and Xylazine</text:p>
          </table:table-cell>
          <table:table-cell office:value-type="string" calcext:value-type="string">
            <text:p>Ketamin (50 mg/kg), Xylazine (25 mg/kg)</text:p>
          </table:table-cell>
        </table:table-row>
        <table:table-row table:style-name="ro3">
          <table:table-cell office:value-type="string" calcext:value-type="string">
            <text:p>49221963-9cb6-4a25-8dae-48290990747d</text:p>
          </table:table-cell>
          <table:table-cell office:value-type="string" calcext:value-type="string">
            <text:p>ketamine/xylazine (100/10 mg/kg b.w)</text:p>
          </table:table-cell>
          <table:table-cell office:value-type="string" calcext:value-type="string">
            <text:p>Ketamin and Xylazine</text:p>
          </table:table-cell>
          <table:table-cell office:value-type="string" calcext:value-type="string">
            <text:p>Ketamin (100 mg/kg), Xylazine (10 mg/kg)</text:p>
          </table:table-cell>
        </table:table-row>
        <table:table-row table:style-name="ro3">
          <table:table-cell office:value-type="string" calcext:value-type="string">
            <text:p>4c4e2785-7a37-4372-a212-00a99a93b34a</text:p>
          </table:table-cell>
          <table:table-cell office:value-type="string" calcext:value-type="string">
            <text:p>pentobarbital sodium (50 mg/kg) 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3">
          <table:table-cell office:value-type="string" calcext:value-type="string">
            <text:p>5af257e3-1c25-4e41-9d7b-4e017fb5b981</text:p>
          </table:table-cell>
          <table:table-cell office:value-type="string" calcext:value-type="string">
            <text:p>pentobarbital sodium (5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1">
          <table:table-cell office:value-type="string" calcext:value-type="string">
            <text:p>61702aff-9b39-42fe-8c00-c62c2bff42ae</text:p>
          </table:table-cell>
          <table:table-cell office:value-type="string" calcext:value-type="string">
            <text:p>tribromoethanol (250 μg/g)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</table:table-row>
        <table:table-row table:style-name="ro3">
          <table:table-cell office:value-type="string" calcext:value-type="string">
            <text:p>6e8bdf4f-1be9-475c-8883-4bbbb6310b66</text:p>
          </table:table-cell>
          <table:table-cell office:value-type="string" calcext:value-type="string">
            <text:p>midazolam (5 mg/kg; Braun, Melsungen, Germany), fen-tanyl (0.05 mg/kg; Jansen-Cilag, Neuss, Germany), andmedetomidine (0.5 mg/kg; Pfizer, Karlsruhe, Germany)</text:p>
          </table:table-cell>
          <table:table-cell office:value-type="string" calcext:value-type="string">
            <text:p>Midazolam, Fentanyl and Medetomidin</text:p>
          </table:table-cell>
          <table:table-cell office:value-type="string" calcext:value-type="string">
            <text:p>midazolam (5mg/kg), fentanyl(0.05mg/kg), medetomidin(0.5mg/kg)</text:p>
          </table:table-cell>
        </table:table-row>
        <table:table-row table:style-name="ro3">
          <table:table-cell office:value-type="string" calcext:value-type="string">
            <text:p>7aa59db0-c9d4-45a0-9bca-8fa61bc41df8</text:p>
          </table:table-cell>
          <table:table-cell office:value-type="string" calcext:value-type="string">
            <text:p>pentobarbitalsodium(50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3">
          <table:table-cell office:value-type="string" calcext:value-type="string">
            <text:p>7faa52e0-6c96-4611-92ae-5e938b1af4f7</text:p>
          </table:table-cell>
          <table:table-cell office:value-type="string" calcext:value-type="string">
            <text:p>tribromoethanol (250 μg/g body weight)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</table:table-row>
        <table:table-row table:style-name="ro3">
          <table:table-cell office:value-type="string" calcext:value-type="string">
            <text:p>971d93e5-4b91-4cdc-884d-1069d7400db7</text:p>
          </table:table-cell>
          <table:table-cell office:value-type="string" calcext:value-type="string">
            <text:p>0.2 mL/100 g of a mixed solution consisting of 5 mg/mL ketamine and 2.5 mg/mL x</text:p>
          </table:table-cell>
          <table:table-cell office:value-type="string" calcext:value-type="string">
            <text:p>Ketamin and Xylazine</text:p>
          </table:table-cell>
          <table:table-cell office:value-type="string" calcext:value-type="string">
            <text:p>Ketamin (10 mg/kg), Xylazine (5 mg/kg)</text:p>
          </table:table-cell>
        </table:table-row>
        <table:table-row table:style-name="ro3">
          <table:table-cell office:value-type="string" calcext:value-type="string">
            <text:p>cf210ee3-a04e-4036-a0d9-238e7caf7a06</text:p>
          </table:table-cell>
          <table:table-cell office:value-type="string" calcext:value-type="string">
            <text:p>Pentobarbital (4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40 mg/kg</text:p>
          </table:table-cell>
        </table:table-row>
        <table:table-row table:style-name="ro3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ribromoethanol (250 μg/g body weight)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</table:table-row>
        <table:table-row table:style-name="ro3">
          <table:table-cell office:value-type="string" calcext:value-type="string">
            <text:p>e8f3a66e-4af1-4db5-94f6-57c198c2ef32</text:p>
          </table:table-cell>
          <table:table-cell office:value-type="string" calcext:value-type="string">
            <text:p>tribromoethanol (250 μg/g body weight)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</table:table-row>
        <table:table-row table:style-name="ro3">
          <table:table-cell office:value-type="string" calcext:value-type="string">
            <text:p>e99bd6b7-7e0b-4047-a4b3-b277aab80a2c</text:p>
          </table:table-cell>
          <table:table-cell office:value-type="string" calcext:value-type="string">
            <text:p>pentobarbital sodium (50 mg/kg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3">
          <table:table-cell office:value-type="string" calcext:value-type="string">
            <text:p>ee082119-c743-475e-af5f-27fef5150192</text:p>
          </table:table-cell>
          <table:table-cell office:value-type="string" calcext:value-type="string">
            <text:p>midazolam (5mg/kg;), fentanyl(0.05mg/kg; , and medetomidin(0.5mg/kg;)</text:p>
          </table:table-cell>
          <table:table-cell office:value-type="string" calcext:value-type="string">
            <text:p>Midazolam, Fentanyl and Medetomidin</text:p>
          </table:table-cell>
          <table:table-cell office:value-type="string" calcext:value-type="string">
            <text:p>midazolam (5mg/kg), fentanyl(0.05mg/kg), medetomidin(0.5mg/kg)</text:p>
          </table:table-cell>
        </table:table-row>
        <table:table-row table:style-name="ro3">
          <table:table-cell office:value-type="string" calcext:value-type="string">
            <text:p>ef45a356-7026-45c3-ab9c-6d94465bb727</text:p>
          </table:table-cell>
          <table:table-cell office:value-type="string" calcext:value-type="string">
            <text:p>1% pentobarbital (50 mg/ kg, i.p.)</text:p>
          </table:table-cell>
          <table:table-cell office:value-type="string" calcext:value-type="string">
            <text:p>Sodium Pentorbital</text:p>
          </table:table-cell>
          <table:table-cell office:value-type="string" calcext:value-type="string">
            <text:p>50 mg/kg</text:p>
          </table:table-cell>
        </table:table-row>
        <table:table-row table:style-name="ro3">
          <table:table-cell office:value-type="string" calcext:value-type="string">
            <text:p>ef4ad15c-3f9b-4efd-84a1-ab94609caceb</text:p>
          </table:table-cell>
          <table:table-cell office:value-type="string" calcext:value-type="string">
            <text:p>Avetin = 2,2,2-tribromoethanol: 250 µg / g bodyweight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</table:table-row>
        <table:table-row table:style-name="ro3">
          <table:table-cell office:value-type="string" calcext:value-type="string">
            <text:p>f068ccce-fdb6-4e46-8644-69d64f427305</text:p>
          </table:table-cell>
          <table:table-cell office:value-type="string" calcext:value-type="string">
            <text:p>intraperitoneal injection of 0.5 mg/ kg BW medetomidine, 5 mg/kg BW midazolam, and 0.05 mg/ kg BW fentanyl, and anesthesia was maintained by hourly injections of one-quarter of the initial dose</text:p>
          </table:table-cell>
          <table:table-cell office:value-type="string" calcext:value-type="string">
            <text:p>Midazolam, Fentanyl and Medetomidin</text:p>
          </table:table-cell>
          <table:table-cell office:value-type="string" calcext:value-type="string">
            <text:p>midazolam (5mg/kg), fentanyl(0.05mg/kg), medetomidin(0.5mg/k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2:10:45.7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2:25:51.683000000</dc:date>
    <meta:editing-duration>PT12M38S</meta:editing-duration>
    <meta:editing-cycles>3</meta:editing-cycles>
    <meta:generator>LibreOffice/7.0.3.1$Windows_X86_64 LibreOffice_project/d7547858d014d4cf69878db179d326fc3483e082</meta:generator>
    <meta:document-statistic meta:table-count="2" meta:cell-count="183" meta:object-count="0"/>
  </office:meta>
</office:document-meta>
</file>